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padding-left="0cm" fo:padding-right="0cm" fo:padding-top="0cm" fo:padding-bottom="0.074cm" fo:border="none" style:shadow="none" style:join-border="false"/>
      <style:text-properties style:font-name="Chandas" officeooo:rsid="000cbcde" officeooo:paragraph-rsid="00075d0a"/>
    </style:style>
    <style:style style:name="P2" style:family="paragraph" style:parent-style-name="Standard">
      <style:paragraph-properties fo:padding-left="0cm" fo:padding-right="0cm" fo:padding-top="0cm" fo:padding-bottom="0.074cm" fo:border="none" style:shadow="none" style:join-border="false"/>
      <style:text-properties style:font-name="Chandas" officeooo:rsid="000cbcde" officeooo:paragraph-rsid="000b4dbe"/>
    </style:style>
    <style:style style:name="P3" style:family="paragraph" style:parent-style-name="Standard">
      <style:paragraph-properties fo:padding-left="0cm" fo:padding-right="0cm" fo:padding-top="0cm" fo:padding-bottom="0.074cm" fo:border="none" style:shadow="none" style:join-border="false"/>
      <style:text-properties style:font-name="Chandas" officeooo:rsid="000b4dbe" officeooo:paragraph-rsid="000b4dbe"/>
    </style:style>
    <style:style style:name="P4" style:family="paragraph" style:parent-style-name="Standard">
      <style:paragraph-properties fo:padding-left="0cm" fo:padding-right="0cm" fo:padding-top="0cm" fo:padding-bottom="0.074cm" fo:border="none" style:shadow="none" style:join-border="false"/>
      <style:text-properties style:font-name="Lato" officeooo:rsid="000d779d" officeooo:paragraph-rsid="00075d0a"/>
    </style:style>
    <style:style style:name="P5" style:family="paragraph" style:parent-style-name="Standard">
      <style:paragraph-properties fo:padding-left="0cm" fo:padding-right="0cm" fo:padding-top="0cm" fo:padding-bottom="0.074cm" fo:border="none" style:shadow="none" style:join-border="false"/>
      <style:text-properties style:font-name="Lato" officeooo:rsid="000a0b01" officeooo:paragraph-rsid="00075d0a"/>
    </style:style>
    <style:style style:name="P6" style:family="paragraph" style:parent-style-name="Standard">
      <style:paragraph-properties fo:padding-left="0cm" fo:padding-right="0cm" fo:padding-top="0cm" fo:padding-bottom="0.074cm" fo:border="none" style:shadow="none" style:join-border="false"/>
      <style:text-properties style:font-name="Lato" officeooo:rsid="000b4dbe" officeooo:paragraph-rsid="000b4dbe"/>
    </style:style>
    <style:style style:name="P7" style:family="paragraph" style:parent-style-name="Standard">
      <style:paragraph-properties fo:padding-left="0cm" fo:padding-right="0cm" fo:padding-top="0cm" fo:padding-bottom="0.074cm" fo:border="none" style:shadow="none" style:join-border="false"/>
      <style:text-properties style:font-name="Lato" officeooo:rsid="00161f50" officeooo:paragraph-rsid="00161f50"/>
    </style:style>
    <style:style style:name="P8" style:family="paragraph" style:parent-style-name="Standard">
      <style:paragraph-properties fo:padding-left="0cm" fo:padding-right="0cm" fo:padding-top="0cm" fo:padding-bottom="0.074cm" fo:border="none" style:shadow="none" style:join-border="false"/>
      <style:text-properties style:font-name="Lato" officeooo:rsid="0016b303" officeooo:paragraph-rsid="0016b303"/>
    </style:style>
    <style:style style:name="P9" style:family="paragraph" style:parent-style-name="Standard">
      <style:paragraph-properties fo:padding-left="0cm" fo:padding-right="0cm" fo:padding-top="0cm" fo:padding-bottom="0.074cm" fo:border="none" style:shadow="none" style:join-border="false"/>
      <style:text-properties style:font-name="Lato" officeooo:rsid="0016c778" officeooo:paragraph-rsid="0016c778"/>
    </style:style>
    <style:style style:name="P10" style:family="paragraph" style:parent-style-name="Standard">
      <style:paragraph-properties fo:padding-left="0cm" fo:padding-right="0cm" fo:padding-top="0cm" fo:padding-bottom="0.074cm" fo:border="none" style:shadow="none" style:join-border="false"/>
      <style:text-properties style:font-name="Lato" officeooo:rsid="001966b3" officeooo:paragraph-rsid="001966b3"/>
    </style:style>
    <style:style style:name="P11" style:family="paragraph" style:parent-style-name="Standard">
      <style:paragraph-properties fo:padding-left="0cm" fo:padding-right="0cm" fo:padding-top="0cm" fo:padding-bottom="0.074cm" fo:border="none" style:shadow="none" style:join-border="false"/>
      <style:text-properties style:font-name="Lato" officeooo:rsid="001a2df2" officeooo:paragraph-rsid="001a2df2"/>
    </style:style>
    <style:style style:name="P12" style:family="paragraph" style:parent-style-name="Standard">
      <style:paragraph-properties fo:padding-left="0cm" fo:padding-right="0cm" fo:padding-top="0cm" fo:padding-bottom="0.074cm" fo:border="none" style:shadow="none" style:join-border="false"/>
      <style:text-properties style:font-name="Lato" officeooo:rsid="001a83db" officeooo:paragraph-rsid="001a83db"/>
    </style:style>
    <style:style style:name="P13" style:family="paragraph" style:parent-style-name="Standard">
      <style:paragraph-properties fo:padding-left="0cm" fo:padding-right="0cm" fo:padding-top="0cm" fo:padding-bottom="0.074cm" fo:border="none" style:shadow="none" style:join-border="false"/>
      <style:text-properties style:font-name="Lato" officeooo:rsid="001af957" officeooo:paragraph-rsid="001af957"/>
    </style:style>
    <style:style style:name="P14" style:family="paragraph" style:parent-style-name="Standard">
      <style:paragraph-properties fo:padding-left="0cm" fo:padding-right="0cm" fo:padding-top="0cm" fo:padding-bottom="0.074cm" fo:border="none" style:shadow="none" style:join-border="false"/>
      <style:text-properties style:font-name="Lato" officeooo:rsid="001af957" officeooo:paragraph-rsid="001bfd01"/>
    </style:style>
    <style:style style:name="P15" style:family="paragraph" style:parent-style-name="Standard">
      <style:paragraph-properties fo:padding-left="0cm" fo:padding-right="0cm" fo:padding-top="0cm" fo:padding-bottom="0.074cm" fo:border="none" style:shadow="none" style:join-border="false"/>
      <style:text-properties style:font-name="Lato" officeooo:rsid="001d51c0" officeooo:paragraph-rsid="001d51c0"/>
    </style:style>
    <style:style style:name="P16" style:family="paragraph" style:parent-style-name="Standard">
      <style:paragraph-properties fo:padding-left="0cm" fo:padding-right="0cm" fo:padding-top="0cm" fo:padding-bottom="0.074cm" fo:border="none" style:shadow="none" style:join-border="false"/>
      <style:text-properties style:font-name="Lato" officeooo:rsid="001ef371" officeooo:paragraph-rsid="001ef371"/>
    </style:style>
    <style:style style:name="P17" style:family="paragraph" style:parent-style-name="Standard">
      <style:paragraph-properties fo:padding-left="0cm" fo:padding-right="0cm" fo:padding-top="0cm" fo:padding-bottom="0.074cm" fo:border="none" style:shadow="none" style:join-border="false"/>
      <style:text-properties style:font-name="Lato" officeooo:rsid="0020b209" officeooo:paragraph-rsid="0020b209"/>
    </style:style>
    <style:style style:name="P18" style:family="paragraph" style:parent-style-name="Standard">
      <style:paragraph-properties fo:padding-left="0cm" fo:padding-right="0cm" fo:padding-top="0cm" fo:padding-bottom="0.074cm" fo:border="none" style:shadow="none" style:join-border="false"/>
      <style:text-properties style:font-name="Lato" officeooo:rsid="0020b209" officeooo:paragraph-rsid="00235e96"/>
    </style:style>
    <style:style style:name="P19" style:family="paragraph" style:parent-style-name="Standard">
      <style:paragraph-properties fo:padding-left="0cm" fo:padding-right="0cm" fo:padding-top="0cm" fo:padding-bottom="0.074cm" fo:border="none" style:shadow="none" style:join-border="false"/>
      <style:text-properties style:font-name="Lato" officeooo:rsid="00246823" officeooo:paragraph-rsid="00246823"/>
    </style:style>
    <style:style style:name="P20" style:family="paragraph" style:parent-style-name="Standard">
      <style:paragraph-properties fo:padding-left="0cm" fo:padding-right="0cm" fo:padding-top="0cm" fo:padding-bottom="0.074cm" fo:border="none" style:shadow="none" style:join-border="false"/>
      <style:text-properties style:font-name="Lato" officeooo:rsid="00235e96" officeooo:paragraph-rsid="00235e96"/>
    </style:style>
    <style:style style:name="P21" style:family="paragraph" style:parent-style-name="Standard">
      <style:paragraph-properties fo:padding-left="0cm" fo:padding-right="0cm" fo:padding-top="0cm" fo:padding-bottom="0.074cm" fo:border="none" style:shadow="none" style:join-border="false"/>
      <style:text-properties style:font-name="Lato" officeooo:rsid="0025e128" officeooo:paragraph-rsid="0025e128"/>
    </style:style>
    <style:style style:name="P22" style:family="paragraph" style:parent-style-name="Standard">
      <style:paragraph-properties fo:padding-left="0cm" fo:padding-right="0cm" fo:padding-top="0cm" fo:padding-bottom="0.074cm" fo:border="none" style:shadow="none" style:join-border="false"/>
      <style:text-properties style:font-name="Lato" officeooo:rsid="00270fa6" officeooo:paragraph-rsid="00270fa6"/>
    </style:style>
    <style:style style:name="P23" style:family="paragraph" style:parent-style-name="Standard">
      <style:paragraph-properties fo:padding-left="0cm" fo:padding-right="0cm" fo:padding-top="0cm" fo:padding-bottom="0.074cm" fo:border="none" style:shadow="none" style:join-border="false"/>
      <style:text-properties style:font-name="Lato" officeooo:rsid="0027a52a" officeooo:paragraph-rsid="0027a52a"/>
    </style:style>
    <style:style style:name="P24" style:family="paragraph" style:parent-style-name="Standard">
      <style:paragraph-properties fo:padding-left="0cm" fo:padding-right="0cm" fo:padding-top="0cm" fo:padding-bottom="0.074cm" fo:border="none" style:shadow="none" style:join-border="false"/>
      <style:text-properties style:font-name="Lato" officeooo:rsid="00293b43" officeooo:paragraph-rsid="00293b43"/>
    </style:style>
    <style:style style:name="P25" style:family="paragraph" style:parent-style-name="Standard">
      <style:paragraph-properties fo:padding-left="0cm" fo:padding-right="0cm" fo:padding-top="0cm" fo:padding-bottom="0.074cm" fo:border="none" style:shadow="none" style:join-border="false"/>
      <style:text-properties style:font-name="Lato" officeooo:rsid="002a4cfd" officeooo:paragraph-rsid="002a4cfd"/>
    </style:style>
    <style:style style:name="P26" style:family="paragraph" style:parent-style-name="Standard">
      <style:paragraph-properties fo:padding-left="0cm" fo:padding-right="0cm" fo:padding-top="0cm" fo:padding-bottom="0.074cm" fo:border="none" style:shadow="none" style:join-border="false"/>
      <style:text-properties style:font-name="Lato" officeooo:rsid="002a4cfd" officeooo:paragraph-rsid="00303fb9"/>
    </style:style>
    <style:style style:name="P27" style:family="paragraph" style:parent-style-name="Standard">
      <style:paragraph-properties fo:padding-left="0cm" fo:padding-right="0cm" fo:padding-top="0cm" fo:padding-bottom="0.074cm" fo:border="none" style:shadow="none" style:join-border="false"/>
      <style:text-properties style:font-name="Lato" officeooo:rsid="002af0bd" officeooo:paragraph-rsid="002af0bd"/>
    </style:style>
    <style:style style:name="P28" style:family="paragraph" style:parent-style-name="Standard">
      <style:paragraph-properties fo:padding-left="0cm" fo:padding-right="0cm" fo:padding-top="0cm" fo:padding-bottom="0.074cm" fo:border="none" style:shadow="none" style:join-border="false"/>
      <style:text-properties style:font-name="Lato" officeooo:rsid="002b0049" officeooo:paragraph-rsid="002b0049"/>
    </style:style>
    <style:style style:name="P29" style:family="paragraph" style:parent-style-name="Standard">
      <style:paragraph-properties fo:padding-left="0cm" fo:padding-right="0cm" fo:padding-top="0cm" fo:padding-bottom="0.074cm" fo:border="none" style:shadow="none" style:join-border="false"/>
      <style:text-properties style:font-name="Lato" officeooo:rsid="002eca2d" officeooo:paragraph-rsid="002eca2d"/>
    </style:style>
    <style:style style:name="P30" style:family="paragraph" style:parent-style-name="Standard">
      <style:paragraph-properties fo:padding-left="0cm" fo:padding-right="0cm" fo:padding-top="0cm" fo:padding-bottom="0.074cm" fo:border="none" style:shadow="none" style:join-border="false"/>
      <style:text-properties style:font-name="Lato" officeooo:rsid="00303fb9" officeooo:paragraph-rsid="00303fb9"/>
    </style:style>
    <style:style style:name="P31" style:family="paragraph" style:parent-style-name="Standard">
      <style:paragraph-properties fo:padding-left="0cm" fo:padding-right="0cm" fo:padding-top="0cm" fo:padding-bottom="0.074cm" fo:border="none" style:shadow="none" style:join-border="false"/>
      <style:text-properties style:font-name="Lato" officeooo:rsid="0030b827" officeooo:paragraph-rsid="0030b827"/>
    </style:style>
    <style:style style:name="P32" style:family="paragraph" style:parent-style-name="Standard">
      <style:paragraph-properties fo:padding-left="0cm" fo:padding-right="0cm" fo:padding-top="0cm" fo:padding-bottom="0.074cm" fo:border="none" style:shadow="none" style:join-border="false"/>
      <style:text-properties style:font-name="Lato" officeooo:rsid="0031099e" officeooo:paragraph-rsid="0031099e"/>
    </style:style>
    <style:style style:name="P33" style:family="paragraph" style:parent-style-name="Standard">
      <style:paragraph-properties fo:padding-left="0cm" fo:padding-right="0cm" fo:padding-top="0cm" fo:padding-bottom="0.074cm" fo:border="none" style:shadow="none" style:join-border="false"/>
      <style:text-properties style:font-name="Lato" officeooo:rsid="0032360d" officeooo:paragraph-rsid="0032360d"/>
    </style:style>
    <style:style style:name="P34" style:family="paragraph" style:parent-style-name="Standard">
      <style:paragraph-properties fo:padding-left="0cm" fo:padding-right="0cm" fo:padding-top="0cm" fo:padding-bottom="0.074cm" fo:border="none" style:shadow="none" style:join-border="false"/>
      <style:text-properties style:font-name="Lato" officeooo:rsid="00340860" officeooo:paragraph-rsid="00340860"/>
    </style:style>
    <style:style style:name="P35" style:family="paragraph" style:parent-style-name="Standard">
      <style:paragraph-properties fo:padding-left="0cm" fo:padding-right="0cm" fo:padding-top="0cm" fo:padding-bottom="0.074cm" fo:border="none" style:shadow="none" style:join-border="false"/>
      <style:text-properties style:font-name="Lato" officeooo:rsid="0035ed3f" officeooo:paragraph-rsid="0035ed3f"/>
    </style:style>
    <style:style style:name="P36" style:family="paragraph" style:parent-style-name="Standard">
      <style:paragraph-properties fo:padding-left="0cm" fo:padding-right="0cm" fo:padding-top="0cm" fo:padding-bottom="0.074cm" fo:border="none" style:shadow="none" style:join-border="false"/>
      <style:text-properties style:font-name="Lato" officeooo:rsid="00364dfd" officeooo:paragraph-rsid="00364dfd"/>
    </style:style>
    <style:style style:name="P37" style:family="paragraph" style:parent-style-name="Standard">
      <style:paragraph-properties fo:padding-left="0cm" fo:padding-right="0cm" fo:padding-top="0cm" fo:padding-bottom="0.074cm" fo:border="none" style:shadow="none" style:join-border="false"/>
      <style:text-properties style:font-name="Lato" officeooo:rsid="0036e603" officeooo:paragraph-rsid="0036e603"/>
    </style:style>
    <style:style style:name="P38" style:family="paragraph" style:parent-style-name="Standard">
      <style:paragraph-properties fo:padding-left="0cm" fo:padding-right="0cm" fo:padding-top="0cm" fo:padding-bottom="0.074cm" fo:border="none" style:shadow="none" style:join-border="false"/>
      <style:text-properties style:font-name="Lato" officeooo:rsid="0038791e" officeooo:paragraph-rsid="0038791e"/>
    </style:style>
    <style:style style:name="P39" style:family="paragraph" style:parent-style-name="Standard">
      <style:paragraph-properties fo:padding-left="0cm" fo:padding-right="0cm" fo:padding-top="0cm" fo:padding-bottom="0.074cm" fo:border="none" style:shadow="none" style:join-border="false"/>
      <style:text-properties style:font-name="Lato" officeooo:rsid="0039b2a5" officeooo:paragraph-rsid="0039b2a5"/>
    </style:style>
    <style:style style:name="P40" style:family="paragraph" style:parent-style-name="Standard">
      <style:paragraph-properties fo:padding-left="0cm" fo:padding-right="0cm" fo:padding-top="0cm" fo:padding-bottom="0.074cm" fo:border="none" style:shadow="none" style:join-border="false"/>
      <style:text-properties style:font-name="Lato" officeooo:rsid="003b13b7" officeooo:paragraph-rsid="003b13b7"/>
    </style:style>
    <style:style style:name="P41" style:family="paragraph" style:parent-style-name="Standard">
      <style:paragraph-properties fo:padding-left="0cm" fo:padding-right="0cm" fo:padding-top="0cm" fo:padding-bottom="0.074cm" fo:border="none" style:shadow="none" style:join-border="false"/>
      <style:text-properties style:font-name="Lato" officeooo:paragraph-rsid="003b13b7"/>
    </style:style>
    <style:style style:name="P42" style:family="paragraph" style:parent-style-name="Standard">
      <style:paragraph-properties fo:padding-left="0cm" fo:padding-right="0cm" fo:padding-top="0cm" fo:padding-bottom="0.074cm" fo:border="none" style:shadow="none" style:join-border="false"/>
      <style:text-properties style:font-name="Lato" officeooo:rsid="003caab3" officeooo:paragraph-rsid="003caab3"/>
    </style:style>
    <style:style style:name="P43" style:family="paragraph" style:parent-style-name="Standard">
      <style:paragraph-properties fo:padding-left="0cm" fo:padding-right="0cm" fo:padding-top="0cm" fo:padding-bottom="0.074cm" fo:border="none" style:shadow="none" style:join-border="false"/>
      <style:text-properties style:font-name="Lato" officeooo:rsid="003d5fe9" officeooo:paragraph-rsid="003d5fe9"/>
    </style:style>
    <style:style style:name="P44" style:family="paragraph" style:parent-style-name="Standard">
      <style:text-properties style:font-name="Chandas" officeooo:rsid="000cbcde" officeooo:paragraph-rsid="00075d0a"/>
    </style:style>
    <style:style style:name="P45" style:family="paragraph" style:parent-style-name="Standard">
      <style:text-properties style:font-name="Lato" officeooo:rsid="000d779d" officeooo:paragraph-rsid="00075d0a"/>
    </style:style>
    <style:style style:name="P46" style:family="paragraph" style:parent-style-name="Standard">
      <style:paragraph-properties>
        <style:tab-stops>
          <style:tab-stop style:position="5.644cm"/>
        </style:tab-stops>
      </style:paragraph-properties>
      <style:text-properties style:font-name="Lato" officeooo:rsid="000cbcde" officeooo:paragraph-rsid="00075d0a"/>
    </style:style>
    <style:style style:name="P47" style:family="paragraph" style:parent-style-name="Standard">
      <style:text-properties officeooo:paragraph-rsid="0011565c"/>
    </style:style>
    <style:style style:name="P48" style:family="paragraph" style:parent-style-name="Standard">
      <style:text-properties officeooo:paragraph-rsid="001299d4"/>
    </style:style>
    <style:style style:name="P49" style:family="paragraph" style:parent-style-name="Standard" style:master-page-name="">
      <style:paragraph-properties style:page-number="auto" fo:padding-left="0cm" fo:padding-right="0cm" fo:padding-top="0cm" fo:padding-bottom="0.074cm" fo:border="none" style:shadow="none" style:join-border="false"/>
      <style:text-properties style:font-name="Lato" officeooo:rsid="000d779d" officeooo:paragraph-rsid="00075d0a"/>
    </style:style>
    <style:style style:name="P50" style:family="paragraph" style:parent-style-name="Standard">
      <style:paragraph-properties fo:padding-left="0cm" fo:padding-right="0cm" fo:padding-top="0cm" fo:padding-bottom="0.074cm" fo:border="none" style:shadow="none" style:join-border="false"/>
      <style:text-properties style:font-name="Lato" officeooo:rsid="002ed243" officeooo:paragraph-rsid="00303fb9"/>
    </style:style>
    <style:style style:name="P51" style:family="paragraph" style:parent-style-name="Standard">
      <style:paragraph-properties fo:padding-left="0cm" fo:padding-right="0cm" fo:padding-top="0cm" fo:padding-bottom="0.074cm" fo:border="none" style:shadow="none" style:join-border="false"/>
      <style:text-properties style:font-name="Lato" officeooo:rsid="003d5fe9" officeooo:paragraph-rsid="003d5fe9"/>
    </style:style>
    <style:style style:name="P52" style:family="paragraph" style:parent-style-name="Standard">
      <style:paragraph-properties fo:padding-left="0cm" fo:padding-right="0cm" fo:padding-top="0cm" fo:padding-bottom="0.074cm" fo:border="none" style:shadow="none" style:join-border="false"/>
      <style:text-properties style:font-name="Lato" officeooo:rsid="003e9926" officeooo:paragraph-rsid="003e9926"/>
    </style:style>
    <style:style style:name="P53" style:family="paragraph" style:parent-style-name="Standard">
      <style:paragraph-properties fo:padding-left="0cm" fo:padding-right="0cm" fo:padding-top="0cm" fo:padding-bottom="0.074cm" fo:border="none" style:shadow="none" style:join-border="false"/>
      <style:text-properties style:font-name="Lato" officeooo:rsid="003f8329" officeooo:paragraph-rsid="003f8329"/>
    </style:style>
    <style:style style:name="P54" style:family="paragraph" style:parent-style-name="Standard">
      <style:paragraph-properties fo:padding-left="0cm" fo:padding-right="0cm" fo:padding-top="0cm" fo:padding-bottom="0.074cm" fo:border="none" style:shadow="none" style:join-border="false"/>
      <style:text-properties style:font-name="Lato" officeooo:rsid="0040d8a0" officeooo:paragraph-rsid="0040d8a0"/>
    </style:style>
    <style:style style:name="P55" style:family="paragraph" style:parent-style-name="Standard">
      <style:paragraph-properties fo:padding-left="0cm" fo:padding-right="0cm" fo:padding-top="0cm" fo:padding-bottom="0.074cm" fo:border="none" style:shadow="none" style:join-border="false"/>
      <style:text-properties style:font-name="Lato" officeooo:rsid="0040e0b2" officeooo:paragraph-rsid="0040e0b2"/>
    </style:style>
    <style:style style:name="P56" style:family="paragraph" style:parent-style-name="Standard">
      <style:paragraph-properties fo:padding-left="0cm" fo:padding-right="0cm" fo:padding-top="0cm" fo:padding-bottom="0.074cm" fo:border="none" style:shadow="none" style:join-border="false"/>
      <style:text-properties style:font-name="Lato" officeooo:rsid="00413b3f" officeooo:paragraph-rsid="0040e0b2"/>
    </style:style>
    <style:style style:name="P57" style:family="paragraph" style:parent-style-name="Standard">
      <style:paragraph-properties fo:padding-left="0cm" fo:padding-right="0cm" fo:padding-top="0cm" fo:padding-bottom="0.074cm" fo:border="none" style:shadow="none" style:join-border="false"/>
      <style:text-properties style:font-name="Lato" officeooo:rsid="00413b3f" officeooo:paragraph-rsid="00413b3f"/>
    </style:style>
    <style:style style:name="T1" style:family="text">
      <style:text-properties style:font-name="Lato"/>
    </style:style>
    <style:style style:name="T2" style:family="text">
      <style:text-properties style:font-name="Lato" officeooo:rsid="000d779d"/>
    </style:style>
    <style:style style:name="T3" style:family="text">
      <style:text-properties style:font-name="Lato" officeooo:rsid="000a0b01"/>
    </style:style>
    <style:style style:name="T4" style:family="text">
      <style:text-properties style:font-name="Lato" officeooo:rsid="000b4dbe"/>
    </style:style>
    <style:style style:name="T5" style:family="text">
      <style:text-properties fo:color="#000000"/>
    </style:style>
    <style:style style:name="T6" style:family="text">
      <style:text-properties fo:color="#000000" style:font-name="Lato" fo:font-size="12pt" officeooo:rsid="000b4dbe" style:font-size-asian="10.5pt" style:font-size-complex="12pt"/>
    </style:style>
    <style:style style:name="T7" style:family="text">
      <style:text-properties fo:color="#000000" style:font-name="Lato" fo:font-size="12pt" officeooo:rsid="000cf3e9" style:font-size-asian="10.5pt" style:font-size-complex="12pt"/>
    </style:style>
    <style:style style:name="T8" style:family="text">
      <style:text-properties fo:color="#000000" style:font-name="Lato" fo:font-size="12pt" officeooo:rsid="0010c2d2" style:font-size-asian="10.5pt" style:font-size-complex="12pt"/>
    </style:style>
    <style:style style:name="T9" style:family="text">
      <style:text-properties fo:color="#000000" style:font-name="Lato" fo:font-size="12pt" officeooo:rsid="0011565c" style:font-size-asian="10.5pt" style:font-size-complex="12pt"/>
    </style:style>
    <style:style style:name="T10" style:family="text">
      <style:text-properties fo:color="#000000" style:font-name="Lato" fo:font-size="12pt" officeooo:rsid="001299d4" style:font-size-asian="10.5pt" style:font-size-complex="12pt"/>
    </style:style>
    <style:style style:name="T11" style:family="text">
      <style:text-properties fo:color="#a31515"/>
    </style:style>
    <style:style style:name="T12" style:family="text">
      <style:text-properties fo:color="#001080"/>
    </style:style>
    <style:style style:name="T13" style:family="text">
      <style:text-properties officeooo:rsid="001299d4"/>
    </style:style>
    <style:style style:name="T14" style:family="text">
      <style:text-properties officeooo:rsid="0013bd67"/>
    </style:style>
    <style:style style:name="T15" style:family="text">
      <style:text-properties officeooo:rsid="00159089"/>
    </style:style>
    <style:style style:name="T16" style:family="text">
      <style:text-properties officeooo:rsid="00161f50"/>
    </style:style>
    <style:style style:name="T17" style:family="text">
      <style:text-properties officeooo:rsid="0016b303"/>
    </style:style>
    <style:style style:name="T18" style:family="text">
      <style:text-properties officeooo:rsid="00186e3c"/>
    </style:style>
    <style:style style:name="T19" style:family="text">
      <style:text-properties officeooo:rsid="001a2df2"/>
    </style:style>
    <style:style style:name="T20" style:family="text">
      <style:text-properties officeooo:rsid="001a83db"/>
    </style:style>
    <style:style style:name="T21" style:family="text">
      <style:text-properties officeooo:rsid="001b8475"/>
    </style:style>
    <style:style style:name="T22" style:family="text">
      <style:text-properties officeooo:rsid="001bfd01"/>
    </style:style>
    <style:style style:name="T23" style:family="text">
      <style:text-properties officeooo:rsid="001d51c0"/>
    </style:style>
    <style:style style:name="T24" style:family="text">
      <style:text-properties officeooo:rsid="001ef371"/>
    </style:style>
    <style:style style:name="T25" style:family="text">
      <style:text-properties officeooo:rsid="0020d4ee"/>
    </style:style>
    <style:style style:name="T26" style:family="text">
      <style:text-properties officeooo:rsid="00235e96"/>
    </style:style>
    <style:style style:name="T27" style:family="text">
      <style:text-properties officeooo:rsid="0024b174"/>
    </style:style>
    <style:style style:name="T28" style:family="text">
      <style:text-properties officeooo:rsid="0027a52a"/>
    </style:style>
    <style:style style:name="T29" style:family="text">
      <style:text-properties officeooo:rsid="00293b43"/>
    </style:style>
    <style:style style:name="T30" style:family="text">
      <style:text-properties officeooo:rsid="002a4cfd"/>
    </style:style>
    <style:style style:name="T31" style:family="text">
      <style:text-properties officeooo:rsid="002ac366"/>
    </style:style>
    <style:style style:name="T32" style:family="text">
      <style:text-properties officeooo:rsid="002c6012"/>
    </style:style>
    <style:style style:name="T33" style:family="text">
      <style:text-properties officeooo:rsid="002dda2a"/>
    </style:style>
    <style:style style:name="T34" style:family="text">
      <style:text-properties officeooo:rsid="002ed243"/>
    </style:style>
    <style:style style:name="T35" style:family="text">
      <style:text-properties officeooo:rsid="00304502"/>
    </style:style>
    <style:style style:name="T36" style:family="text">
      <style:text-properties officeooo:rsid="0031099e"/>
    </style:style>
    <style:style style:name="T37" style:family="text">
      <style:text-properties officeooo:rsid="0032360d"/>
    </style:style>
    <style:style style:name="T38" style:family="text">
      <style:text-properties officeooo:rsid="0035ed3f"/>
    </style:style>
    <style:style style:name="T39" style:family="text">
      <style:text-properties officeooo:rsid="0038791e"/>
    </style:style>
    <style:style style:name="T40" style:family="text">
      <style:text-properties officeooo:rsid="0039b2a5"/>
    </style:style>
    <style:style style:name="T41" style:family="text">
      <style:text-properties officeooo:rsid="003b13b7"/>
    </style:style>
    <style:style style:name="T42" style:family="text">
      <style:text-properties fo:color="#808080" style:font-name="Droid Sans Mono" fo:font-size="10.5pt" fo:font-weight="normal" fo:background-color="#1e1e1e" loext:char-shading-value="0"/>
    </style:style>
    <style:style style:name="T43" style:family="text">
      <style:text-properties fo:color="#808080" style:font-name="Droid Sans Mono" fo:font-size="10.5pt" fo:font-weight="normal" officeooo:rsid="003b13b7" fo:background-color="#1e1e1e" loext:char-shading-value="0"/>
    </style:style>
    <style:style style:name="T44" style:family="text">
      <style:text-properties fo:color="#569cd6" style:font-name="Droid Sans Mono" fo:font-size="10.5pt" fo:font-weight="normal" fo:background-color="#1e1e1e" loext:char-shading-value="0"/>
    </style:style>
    <style:style style:name="T45" style:family="text">
      <style:text-properties fo:color="#d4d4d4" style:font-name="Droid Sans Mono" fo:font-size="10.5pt" fo:font-weight="normal" fo:background-color="#1e1e1e" loext:char-shading-value="0"/>
    </style:style>
    <style:style style:name="T46" style:family="text">
      <style:text-properties fo:color="#9cdcfe" style:font-name="Droid Sans Mono" fo:font-size="10.5pt" fo:font-weight="normal" fo:background-color="#1e1e1e" loext:char-shading-value="0"/>
    </style:style>
    <style:style style:name="T47" style:family="text">
      <style:text-properties fo:color="#ce9178" style:font-name="Droid Sans Mono" fo:font-size="10.5pt" fo:font-weight="normal" fo:background-color="#1e1e1e"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WYŚWIETLANIE RÓŻNIC</text:p>
      <text:p text:style-name="P44"><text:span text:style-name="T1">→ git diff – wyświetla różnicę między </text:span><text:span text:style-name="T2">tym co jest w working dir, a tym co jest w respozytorium</text:span></text:p>
      <text:p text:style-name="P45">---------------------------------------------------------------------</text:p>
      <text:p text:style-name="P45">UWAGA : modyfikacja linijki jest dla Gita usunięciem linijki i dodaniem nowej</text:p>
      <text:p text:style-name="P45">Przykład:</text:p>
      <text:p text:style-name="P45">- Kłucha ma kluche</text:p>
      <text:p text:style-name="P45">+ Kłucha ma kluche dużą</text:p>
      <text:p text:style-name="P45">---------------------------------------------------------------------</text:p>
      <text:p text:style-name="P45">Gdy dodamy (git add) to już nie pokaże tych zmian bo nic nie ma w working dir. <text:s/>Wtedy :</text:p>
      <text:p text:style-name="P49">→ git diff --staged – wyświetla różnicę między tym co w staging area i respozytorium (lub get diff –cached</text:p>
      <text:p text:style-name="P4"/>
      <text:p text:style-name="P1"><text:span text:style-name="T2">→</text:span><text:span text:style-name="T3">git difftool – wyświetla zmiany </text:span><text:span text:style-name="T4">(między working dir a respository)</text:span><text:span text:style-name="T3"> w formie tabeli z zaznaczeniem co i gdzie się zmieniło</text:span></text:p>
      <text:p text:style-name="P3"><text:span text:style-name="T3">(</text:span><text:span text:style-name="T1">wyświetli się vimdiff – żeby z niego wyjść trzeba wcisnąć esc a potem „:qa”)</text:span></text:p>
      <text:p text:style-name="P2"><text:span text:style-name="T2">→</text:span><text:span text:style-name="T3">git difftool –</text:span><text:span text:style-name="T4">staged – (zmiany między staging area a respository)</text:span></text:p>
      <text:p text:style-name="P5"/>
      <text:p text:style-name="P3"><text:span text:style-name="T3">U</text:span><text:span text:style-name="T1">WAGA : TE ZMIANY NAJWYGODNIEJ JEST PRZEGLĄDAĆ W VISUAL STUDIO CODE</text:span></text:p>
      <text:p text:style-name="P6">Aby ustawić VSCode jako domyślny program jako difftool dla gita:</text:p>
      <text:p text:style-name="P6">→ cd ~ - do folderu głównego</text:p>
      <text:p text:style-name="P6">→ nano .gitconfig – wchodzimy do pliku konfiguracyjnego i wpisujemy:</text:p>
      <text:p text:style-name="Standard"><text:span text:style-name="Source_20_Text">[diff]</text:span></text:p>
      <text:p text:style-name="Standard"><text:span text:style-name="Source_20_Text"><text:s text:c="4"/>tool = default-difftool</text:span></text:p>
      <text:p text:style-name="Standard"><text:span text:style-name="Source_20_Text"><text:span text:style-name="T5">[difftool </text:span></text:span><text:span text:style-name="Source_20_Text"><text:span text:style-name="T11">"default-difftool"</text:span></text:span><text:span text:style-name="Source_20_Text"><text:span text:style-name="T5">]</text:span></text:span></text:p>
      <text:p text:style-name="Standard"><text:span text:style-name="Source_20_Text"><text:span text:style-name="T5"><text:s text:c="4"/>cmd = code --wait --diff </text:span></text:span><text:span text:style-name="Source_20_Text"><text:span text:style-name="T12">$LOCAL</text:span></text:span><text:span text:style-name="Source_20_Text"><text:span text:style-name="T5"> </text:span></text:span><text:span text:style-name="Source_20_Text"><text:span text:style-name="T12">$REMOTE</text:span></text:span></text:p>
      <text:p text:style-name="Standard"><text:span text:style-name="Source_20_Text"><text:span text:style-name="T6">→ zapisujemy, wychodzimy i wracamy do folderu gitcourse-0 </text:span></text:span><text:span text:style-name="Source_20_Text"><text:span text:style-name="T7">i restart komputer</text:span></text:span><text:span text:style-name="Source_20_Text"><text:span text:style-name="T8">a</text:span></text:span></text:p>
      <text:p text:style-name="Standard"><text:span text:style-name="Source_20_Text"><text:span text:style-name="T8">→ wpisujemy w git-course „code.” <text:s/>otwiera się vscode z naszymi plikami</text:span></text:span></text:p>
      <text:p text:style-name="P47"><text:span text:style-name="Source_20_Text"><text:span text:style-name="T8">→ git difftool – otwiera się vscode i można tam wyswietlic zmiany </text:span></text:span><text:span text:style-name="Source_20_Text"><text:span text:style-name="T6">między working dir a respository)</text:span></text:span></text:p>
      <text:p text:style-name="P47"><text:span text:style-name="Source_20_Text"><text:span text:style-name="T8">→ git difftool –</text:span></text:span><text:span text:style-name="Source_20_Text"><text:span text:style-name="T9">staged – między staging area</text:span></text:span><text:span text:style-name="Source_20_Text"><text:span text:style-name="T6"> a respository)</text:span></text:span></text:p>
      <text:p text:style-name="P47"><text:span text:style-name="Source_20_Text"><text:span text:style-name="T6"/></text:span></text:p>
      <text:p text:style-name="P48"><text:span text:style-name="Source_20_Text"><text:span text:style-name="T10">PRZEGLĄDANIE I PORUSZANIE SIĘ PO HISTORII</text:span></text:span></text:p>
      <text:p text:style-name="P48"><text:span text:style-name="Source_20_Text"><text:span text:style-name="T10">→ zrobilismy 3 commity (plik 1.txt, 2.txt i 3.txt – każdy osobno commitowany)</text:span></text:span></text:p>
      <text:p text:style-name="Standard"><text:span text:style-name="Source_20_Text"><text:span text:style-name="T8">→</text:span></text:span><text:span text:style-name="Source_20_Text"><text:span text:style-name="T10"> commity są połączone chronologicznie (np. przodkiem commitu z 2.txt jest 1.txt)</text:span></text:span></text:p>
      <text:p text:style-name="P6">→<text:span text:style-name="T13"> git log – polecenie wyświetlające historię (nazwa commita, autor, data, suma kontrolna)</text:span></text:p>
      <text:p text:style-name="P6">- <text:span text:style-name="T14">oznaczenie ‘HEAD → master’ przy commicie najbardziej aktualnym (HEAD = patrzymy na danego commita, przy którym jest HEAD)</text:span></text:p>
      <text:p text:style-name="P6">----</text:p>
      <text:p text:style-name="P6">→<text:span text:style-name="T14"> git checkout suma kontrolna – wracamy do tego commitu (np. suma kontrolna dla 1.txt – usuwa pliki 2 i 3 i wtedy head jest przy 1.txt – initial commit)</text:span></text:p>
      <text:p text:style-name="P6">→<text:span text:style-name="T14"> git checkout master – przenosi HEAD na pozycje master (najbardziej aktualną) i wtedy przywracają się pliki 2 i 3 ( o ile są zacommitowane)</text:span></text:p>
      <text:p text:style-name="P6">----</text:p>
      <text:p text:style-name="P6">→<text:span text:style-name="T14"> git log –-oneline – wyświetla info o każdym commit w jednej linijce</text:span></text:p>
      <text:p text:style-name="P6">→<text:span text:style-name="T16"> git log -2 – wyświetlają się dwa ostatnie commity</text:span></text:p>
      <text:p text:style-name="P6">→<text:span text:style-name="T16"> git log –grep=”xxx” - wyszukuje wszystkie commity z opisem zmian „xxx”</text:span></text:p>
      <text:p text:style-name="P6"><text:soft-page-break/>→<text:span text:style-name="T16"> git log –-graph – graficzne wyświetlanie schematu commitów (można dodać –oneline)</text:span></text:p>
      <text:p text:style-name="P7"/>
      <text:p text:style-name="P6">→<text:span text:style-name="T15"> jeśli dokonamy zmian w pliku (plik w working dir) – trzeba je najpierw zacommitować (lub usunąć zmiany). Po zacomittowaniu – head i master przechodzą na najbardziej aktualny commit - czwarty</text:span></text:p>
      <text:p text:style-name="P6"/>
      <text:p text:style-name="P7">Można zmieniać kolory, grafiki w gicie. Można używać aliasów.</text:p>
      <text:p text:style-name="P7"/>
      <text:p text:style-name="P7">ODWRACANIE ZMIAN</text:p>
      <text:p text:style-name="P7">→<text:span text:style-name="T17"> dodajemy nowy plik do staging area (4.txt) i edytujemy istniejący (3.txt) </text:span></text:p>
      <text:p text:style-name="P8">→ git commit –-amend – nadpisanie poprz. Commitu (nie dodadnie dodatkowego (np. piątego) tylko usunięcie czwartego i zapisanie jako czwarty).</text:p>
      <text:p text:style-name="P8">Następuje połączenie nowych zmian z staging area ze zmianami z poprzedniego commitu (ten commit będzie miał nową sumę kontrolną)</text:p>
      <text:p text:style-name="P8"/>
      <text:p text:style-name="P9">UWAGA : ten sposób jest dobry do lokalnych zmian. Na serwerze lepiej dodać nowy commit z opisem zmian i błędów.</text:p>
      <text:p text:style-name="P9"/>
      <text:p text:style-name="P9">→ git reset suma kontrolna – resetuje stan repozytorium do commitu który wskażemy (np. chcąc usunąć commit czwarty należy wpisać sumę kontrolną commitu trzeciego) <text:span text:style-name="T18">(domyślnie jest <text:s/>- -mixed)</text:span></text:p>
      <text:p text:style-name="P9">→ git reset suma kontrolna –-soft – usunięte commity trafiają do staging area</text:p>
      <text:p text:style-name="P9">→ git reset suma kontrolna –-mixed – usunięte commity trafiają do working dir</text:p>
      <text:p text:style-name="P9">→ git reset suma kontrolna –-hard – usunięcie na stałe</text:p>
      <text:p text:style-name="P9"/>
      <text:p text:style-name="P9">→<text:span text:style-name="T18"> git reset HEAD <text:s/>+ nazwa – dzięki temu poleceniu można cofnąć plik z staging area do working dir (jeśli wpiszemy bez nazwy – wszystkie pliki ulegną odstageowaniu) – HEAD bo chcemy przywrócić do ostatnio zapisanych zmian (najaktualniejszy commit). </text:span></text:p>
      <text:p text:style-name="P9"/>
      <text:p text:style-name="P10">Mamy plik nowy (4.txt) i plik zmodyfikowany (3.txt) w staging area. Chcemy zacommitować zmianę w pliku 3.txt a 4.txt – nie. Wtedy :</text:p>
      <text:p text:style-name="P10">→ git reset HEAD 4.txt – wraca on do working dir</text:p>
      <text:p text:style-name="P10">→<text:span text:style-name="T19"> git commit 3.txt – commituje tylko 3.txt</text:span></text:p>
      <text:p text:style-name="P10"/>
      <text:p text:style-name="P11">→ git reset HEAD~2 – resetowanie 2 commity wstecz (i domyślnie –mixed – 2 ostatnie commity w working dir)</text:p>
      <text:p text:style-name="P11"/>
      <text:p text:style-name="P11">Chcemy żeby <text:span text:style-name="T20">DWA </text:span>commit<text:span text:style-name="T20">y zmienić w jeden :</text:span></text:p>
      <text:p text:style-name="P12">a) git reset HEAD~2 –- soft (te dwa commity są w staging area)</text:p>
      <text:p text:style-name="P12">b) git commit -m „files 2,3,4 added)</text:p>
      <text:p text:style-name="P12"/>
      <text:p text:style-name="P12">BRANCHING (gałąź – rozdzielanie kodu)</text:p>
      <text:p text:style-name="P12"/>
      <text:p text:style-name="P13">Dodajemy nowy folder i plik index.html. Robimy initial commit. Teraz jest on na branch-y master. HEAD wskazuje na Branch Master, który wskazuje na Initial Commit.</text:p>
      <text:p text:style-name="P13"><text:soft-page-break/>--------------</text:p>
      <text:p text:style-name="P13">Piszemy kod w pliku index.html. Otwieramy VSCode (polecenie code .), a następnie w wierszu wpisujemy ! I klikamy TAB – generuje się dokument html. Między &lt;title&gt; i &lt;/title&gt; wpisujemy nazwę <text:span text:style-name="T21">i zapisujemy. I robimy commit. Wtedy Head i master przeskakują na nowego commita (najaktualniejszego). Zmieniamy plik dalej, dodajemy sekcję 1 i commitujemy. Teraz chcemy udostępnić section1 i dodać section2. Musimy stworzyć więc kolejną branch.</text:span></text:p>
      <text:p text:style-name="P14">→ git branch – zarządzanie branchami (wymienia branche <text:span text:style-name="T22">na liście</text:span>) <text:span text:style-name="T24">i gwiazdką zaznacza, na którym jesteśmy</text:span></text:p>
      <text:p text:style-name="P14">→<text:span text:style-name="T22"> git branch section-2 – tworzenie nowej branchy o nazwie section-2. Wskaźnik ten również wskazuje na najnowszy commit; head pozostaje w tym samym miejscu</text:span></text:p>
      <text:p text:style-name="P9">→<text:span text:style-name="T23"> git checkout ‘section-2’ - head przeskakuje na branch section-2</text:span></text:p>
      <text:p text:style-name="P9"/>
      <text:p text:style-name="P15">Dodajemy section 2 w pliku index.html – robimy nowy commit i teraz :</text:p>
      <text:p text:style-name="P15">- branch master została na poprzednim commicie (section1 added)</text:p>
      <text:p text:style-name="P15">- branch section-2 przeniosła się wraz z HEAD na najno<text:span text:style-name="T24">w</text:span>szy commit (section-2 added)</text:p>
      <text:p text:style-name="P9"/>
      <text:p text:style-name="P9">→<text:span text:style-name="T24"> git checkout master – przenosimy się na branch master (HEAD zostanie przeniesiony na branch master (section-1) i nie ma section-2 w przeglądarce). Możemy teraz modyfikować section 1 bez ingerencji w section 2.</text:span></text:p>
      <text:p text:style-name="P9"/>
      <text:p text:style-name="P16">Robimy zmiany w section 1 i robimy nowy commit na branchy master. Powstał rozdział na dwa różne rozgałęzienia. Można to zobaczyć wpisując :</text:p>
      <text:p text:style-name="P16">→ git log –-oneline –-graph -–all - rozgałęzienia</text:p>
      <text:p text:style-name="P9"/>
      <text:p text:style-name="P9">--------------------</text:p>
      <text:p text:style-name="P17">Tworzymy w VSCode nowy plik „hello.html” i dodajemy w „index.html” odnośnik do „hello.html <text:s/>(&lt;a href=hello.html&gt;&lt;/a&gt;) - w section1 i robimy commit. Teraz HEAD i Master są na najnowszym commicie a branch Section-2 pozostała bez zmian.</text:p>
      <text:p text:style-name="P17"/>
      <text:p text:style-name="P17">→<text:span text:style-name="T25"> zmieniamy się na branch section-2 (git checkout ‘section-2’) - przeskakujemy na drugą gałąź – usuwa się plik hello.html i zostaje tylko to co w commicie ostatnim na tej branchy. HEAD przeksakuje na section-2. Master pozostaje na poprzednim miejscu (ostatni commit z drugiej galęzi). Dodanie kolejnego commita spowoduje rozrastanie gałęzi section-2 (branch s-2 i head przeskoczą na najnowszy commit w tej gałęzi)</text:span></text:p>
      <text:p text:style-name="P17"/>
      <text:p text:style-name="P17">→<text:span text:style-name="T26"> gdy teraz przełączymy się na drugą branch (git checkout master) to powrócimy do plików i commitów z tej gałęzi (=przenosimy HEAD na branch master)</text:span></text:p>
      <text:p text:style-name="P17"/>
      <text:p text:style-name="P18">→<text:span text:style-name="T26">git checkout 0c3323 - przeniesienie HEAD do ostatniego wspólnego commita (suma kontrolna ostatniego wspólnego) = detached head czyli head wskazuje bezpośrednio na commit a nie na branch. Możemy dodać commit nowy. </text:span></text:p>
      <text:p text:style-name="P20">Powstał nowy commit obok obu branchy. Wskazuje na niego tylko HEAD. Gdy teraz przeniesiemy się na branch master (git checkout master) to wtedy ten nowy commit zostanie sierotą. Nie jest połączony do żadnej branchy, nie będzie wyswietlany w logu.</text:p>
      <text:p text:style-name="P19"><text:soft-page-break/>Żeby go przypisać do ktorejś z branchy należy na niego wejsc (git checkout + suma kontr) (HEAD NA NIM). Możemy do niego teraz dopisać branch.</text:p>
      <text:p text:style-name="P19">→ git branch (jak wczesniej) – nie przeskakuje na nią HEAD od razu</text:p>
      <text:p text:style-name="P19">lub</text:p>
      <text:p text:style-name="P19">→ git checkout -b section1mod – nowa branch o tytule section1mod i od razu na nią przeskakuje HEAD</text:p>
      <text:p text:style-name="P17"/>
      <text:p text:style-name="P17">→<text:span text:style-name="T27"> git log –-oneine -–graph (bez –-all) – pokazuje tylko branch na której jesteśmy (nie wszystkie)</text:span></text:p>
      <text:p text:style-name="P17"/>
      <text:p text:style-name="P21">ŁĄCZENIE ZMIAN – MERGE DWUSTRONNY</text:p>
      <text:p text:style-name="P22">Nowy folder, tworzymy nowy plik (new.txt) <text:span text:style-name="T28">(branch master) </text:span>a następnie nową branch (newest) i na niej nowy plik newest.txt. Edytujemy plik newest i commitujemy</text:p>
      <text:p text:style-name="P22">→<text:span text:style-name="T28"> jeśli przełączymy się na master – zostaje tylko plik new.txt</text:span></text:p>
      <text:p text:style-name="P22"/>
      <text:p text:style-name="P23">Chcemy połączyć branch master z branchą newest = i na masgterze mieć dwa pliki (zmiany z mastera i zmiany z newest) :</text:p>
      <text:p text:style-name="P23">→ git merge <text:s/>(jeśli chcemy branch newest połączyć z masterem to chcemy być na branchy master (git checkout master) wpisujemy <text:s/>git merge newest – czyli tę drugą, na której nie jesteśmy)</text:p>
      <text:p text:style-name="P23">Git połączył obie branche i przeniósł znacznik master na branch newest (przeniesienie mastera na commit najnowszy)</text:p>
      <text:p text:style-name="P23"/>
      <text:p text:style-name="P23">→ git reset może też resetować aktualną branch na której się znajdujemy.</text:p>
      <text:p text:style-name="P23"/>
      <text:p text:style-name="P23">Chcemy teraz połączyć branche tak aby utworzyć commit, który ma dwóch przodków i symbolizuje złączenie branchy. Musimy najpierw jednak cofnąć do poprzedniego stanu</text:p>
      <text:p text:style-name="P23">→ git reset HEAD~2 –-hard – przywracamy repozytorium o 2 do tyłu = chcemy przywrócić 2 commity wczesniej.</text:p>
      <text:p text:style-name="P23">→<text:span text:style-name="T29"> git merge newest –-no-ff (no fast forward = żeby git utworzył kolejny commit oznaczający połączenie dwóch branchy, <text:s/>nie tylko przerzucił znacznik branchy). Teraz sytuacja wygląda tak :</text:span></text:p>
      <text:p text:style-name="P23"/>
      <text:p text:style-name="P23">* <text:s text:c="2"/>c322297 (HEAD -&gt; master) Merge branch 'newest'</text:p>
      <text:p text:style-name="P23">|\ <text:s/></text:p>
      <text:p text:style-name="P23">| * 49b4e6f (newest) newest.txt edited</text:p>
      <text:p text:style-name="P23">| * 1afb35c newest.txt added</text:p>
      <text:p text:style-name="P23">|/ <text:s/></text:p>
      <text:p text:style-name="P23">* ba1dd08 Initial commit</text:p>
      <text:p text:style-name="P23"/>
      <text:p text:style-name="P24">Co oznacza że : branch newest jest kawałkiem branchy master, powstało rozgałązienie a następnie obie branche się połączyły. Teraz w commicie master są zmiany z branchy newest.</text:p>
      <text:p text:style-name="P24"/>
      <text:p text:style-name="P24">ŁĄCZENIE ZMIAN <text:s/>- merge 3-stronny</text:p>
      <text:p text:style-name="P24"><text:soft-page-break/>→ biorą w nim udział 3 commity (commity nie leżą w jednej linii – kiedy występuje rozgałęzienie i chcemy połączyć ze sobą rozgałęzione branche)</text:p>
      <text:p text:style-name="P24"/>
      <text:p text:style-name="P24">Najpierw cofamy zmiany z poprzedniego etapu (żeby master był na initial commit) </text:p>
      <text:p text:style-name="P24">→ git reset HEAD~1 --hard <text:s/>(tylko o 1 krok)</text:p>
      <text:p text:style-name="P24">Zmieniamy plik na branchy master (new.txt) <text:span text:style-name="T30">i commitujemy. Tak wyglada sytuacja :</text:span></text:p>
      <text:p text:style-name="P24">* 5a3ddbb (HEAD -&gt; master) new.txt changed</text:p>
      <text:p text:style-name="P24">| * 49b4e6f (newest) newest.txt edited</text:p>
      <text:p text:style-name="P24">| * 1afb35c newest.txt added</text:p>
      <text:p text:style-name="P24">|/ <text:s/></text:p>
      <text:p text:style-name="P24">* ba1dd08 Initial commit</text:p>
      <text:p text:style-name="P24"/>
      <text:p text:style-name="P25">Teraz chcemy zmiany z branchy newest połączyć ze zmianami z branchy master. Ostatnie commity na swoich branchach nie są swoimi przodkami, ale mają wspólnego przodka (Initial commit). Git porówna zmiany na jednej branchy względem przodka, a potem to samo z drugą i utworzy kolejny commit sumujący te branche (utworzy go na branchy na której aktualnie jesteśmy).</text:p>
      <text:p text:style-name="P25">Uwaga : może być konflikt jeśli zmienialiśmy ten sam plik na obu branchach. Git może wtedy nie chcieć ich połączyć.</text:p>
      <text:p text:style-name="P25">→ git merge newest (bo jesteśmy na branchy master). </text:p>
      <text:p text:style-name="P25">Merge trójstronny zawsze tworzy nowy commit, nie trzeba więc wpisywać –-no-ff. Sytuacja :</text:p>
      <text:p text:style-name="P25">* <text:s text:c="2"/>73d9d01 (HEAD -&gt; master) Merge 3stronny</text:p>
      <text:p text:style-name="P25">|\ <text:s/></text:p>
      <text:p text:style-name="P25">| * 49b4e6f (newest) newest.txt edited</text:p>
      <text:p text:style-name="P25">| * 1afb35c newest.txt added</text:p>
      <text:p text:style-name="P25">* | 5a3ddbb new.txt changed</text:p>
      <text:p text:style-name="P25">|/ <text:s/></text:p>
      <text:p text:style-name="P25">* ba1dd08 Initial commit</text:p>
      <text:p text:style-name="P25">Pod uwagę zostały wzięte 3 commity – najbardziej aktualny z obu branchy (czyli 5a3ddbb i 49b4e6f) oraz Initial commit jako wspólny przodek.</text:p>
      <text:p text:style-name="P25"/>
      <text:p text:style-name="P25">ŁĄCZENIE ZMIAN – konflikty i mergetoole</text:p>
      <text:p text:style-name="P27">Jeśli jest konflikt – np. zmienialiśmy ten sam plik na obu branchach i chcemy je teraz margeować to możemy rozwiązać ten konflikt w VSCode</text:p>
      <text:p text:style-name="P25">→<text:span text:style-name="T31"> code newest.txt – włącza plik i pokazuje też które zmiany pochodzą z której branchy.</text:span></text:p>
      <text:p text:style-name="P27">Są też opcje : </text:p>
      <text:p text:style-name="P27">- accept current change – pozostawi zmianę z current change i odrzuci z incoming change</text:p>
      <text:p text:style-name="P27">- accept incoming change – odwrotnie</text:p>
      <text:p text:style-name="P27">- accept both – obie zmiany są zachowane (jak w poprzedniej lekcji)</text:p>
      <text:p text:style-name="P27">- compare change – pokaż zmiany w tabeli</text:p>
      <text:p text:style-name="P27">Akceptujemy co chcemy (teraz both), zapisujemy i commitujemy.</text:p>
      <text:p text:style-name="P27"/>
      <text:p text:style-name="P27"/>
      <text:p text:style-name="P27"/>
      <text:p text:style-name="P28"><text:soft-page-break/>Przykład bardziej skomplikowany – z git-course-2. Bieżąca sytuacja :</text:p>
      <text:p text:style-name="P28">* e8071dd (section1mod) usunieto naglowek Section1</text:p>
      <text:p text:style-name="P28">| * f9b0241 (section-2) section2 dodanie tesktu</text:p>
      <text:p text:style-name="P28">| * 53c269b dodano section-2</text:p>
      <text:p text:style-name="P28">|/ <text:s/></text:p>
      <text:p text:style-name="P28">| * e7fc1b2 (HEAD -&gt; master) Added hello.html and edited index.html</text:p>
      <text:p text:style-name="P28">| * 5384fac section 1 modified</text:p>
      <text:p text:style-name="P28">|/ <text:s/></text:p>
      <text:p text:style-name="P28">* 0ca1129 Section1 added to index.html</text:p>
      <text:p text:style-name="P28">* 1f0c748 dodano tekst do index.html</text:p>
      <text:p text:style-name="P28">* c2e2dc7 Initial commit</text:p>
      <text:p text:style-name="P28"/>
      <text:p text:style-name="P28">Jesteśmy na branchy master i chcemy połączyć ze zmianami z branchy section1mod. Obie branche mają wspólnego przodka (commit 0ca1129).</text:p>
      <text:p text:style-name="P28">Gdy teraz wpiszemy git merge section1mod jest konflikt zmian (bo zmienialiśmy ten sam plik na obu branchach)</text:p>
      <text:p text:style-name="P28">→<text:span text:style-name="T33"> git status wyświetli teraz że oba piki są modified</text:span></text:p>
      <text:p text:style-name="P28">→ code index.html - <text:s/>włączamy i wyświetlamy zmiany w VSCode</text:p>
      <text:p text:style-name="P28">→<text:span text:style-name="T32"> akceptujemy current change, save, exit.</text:span></text:p>
      <text:p text:style-name="P28">→<text:span text:style-name="T32"> git status – nadal nam powie że mamy konflikt, więc trzeba teraz go dodać i skomittować.</text:span></text:p>
      <text:p text:style-name="P29">Sytuacja :</text:p>
      <text:p text:style-name="P29">* <text:s text:c="2"/>29d3482 (HEAD -&gt; master) Merge branch 'section1mod'</text:p>
      <text:p text:style-name="P29">|\ <text:s/></text:p>
      <text:p text:style-name="P29">| * e8071dd (section1mod) usunieto naglowek Section1</text:p>
      <text:p text:style-name="P29">* | e7fc1b2 Added hello.html and edited index.html</text:p>
      <text:p text:style-name="P29">* | 5384fac section 1 modified</text:p>
      <text:p text:style-name="P29">|/ <text:s/></text:p>
      <text:p text:style-name="P29">| * f9b0241 (section-2) section2 dodanie tesktu</text:p>
      <text:p text:style-name="P29">| * 53c269b dodano section-2</text:p>
      <text:p text:style-name="P29">|/ <text:s/></text:p>
      <text:p text:style-name="P29">* 0ca1129 Section1 added to index.html</text:p>
      <text:p text:style-name="P29">* 1f0c748 dodano tekst do index.html</text:p>
      <text:p text:style-name="P29">* c2e2dc7 Initial commit</text:p>
      <text:p text:style-name="P27"/>
      <text:p text:style-name="P29">Commit powstał i teraz branch section1mod zostałą zmergowana do mastera.</text:p>
      <text:p text:style-name="P25"/>
      <text:p text:style-name="P29">PRACA Z SERWERAMI ZDALNYMI </text:p>
      <text:p text:style-name="P26">- <text:span text:style-name="T34">zakładamy repozytorium na githubie (git-course-4), public</text:span></text:p>
      <text:p text:style-name="P50">→ git clone + link https - <text:s/>do terminala. Polecenie klonuje repozytorium z githuba.</text:p>
      <text:p text:style-name="P50">→ git clone + link https + nazwa_folderu – to samo tylko na puplicie wystąpi pod podaną nazwą</text:p>
      <text:p text:style-name="P30">Jeśli już mamy folder git-course-4 ale jest on pusty i chcemy skopiować do niego do środka.</text:p>
      <text:p text:style-name="P30">a) mkdir git-course-4</text:p>
      <text:p text:style-name="P30">b) wchodzimy w niego</text:p>
      <text:p text:style-name="P30"><text:soft-page-break/>c) robimy git clone wtedy w tym folderze powstaje repozytorium</text:p>
      <text:p text:style-name="P30">→<text:span text:style-name="T35"> git clone + adres + . - stworzy się nowe repozytorium w foldrze w którym się znajdujemy</text:span></text:p>
      <text:p text:style-name="P30"/>
      <text:p text:style-name="P31">Podstawowe repozytorium zdalne nazywa się domyślnie ‘origin’. Informacje można znaleźć wpisując komendę git remote-v.</text:p>
      <text:p text:style-name="P31"/>
      <text:p text:style-name="P31">Nie można sklonować nowego repozytorium do istniejącego repozytorium</text:p>
      <text:p text:style-name="P31"/>
      <text:p text:style-name="P31">Można też odwrotnie – tworzymy repozytorium z terminala (mkdir, git init …). <text:s/>Jest to na razie repozytorium lokalne. </text:p>
      <text:p text:style-name="P31">→ git remote -v – wyświetla repozytoria zdalne – na razie pusto</text:p>
      <text:p text:style-name="P31">→ git remote add origin + link - <text:s/>dodaj serwer zdalny. Nazwa : origin. Link – do githuba</text:p>
      <text:p text:style-name="P31"/>
      <text:p text:style-name="P31">→<text:span text:style-name="T36"> git push origin master - „wypchnij” na serwer zdalny branch master. Podajemy dane i stworzyliśmy nową branch master na remocie (serwer github)</text:span></text:p>
      <text:p text:style-name="P31"/>
      <text:p text:style-name="P32">Tworzymy kolejnego commita – code index.html. Został on na razie zmieniony lokalnie, żeby zmiany zaszły na serwerze zdalnym należy je pushować. Sytuacja aktualna :</text:p>
      <text:p text:style-name="P32">* 8b3a70e (HEAD -&gt; master) Skeleton added to index.html</text:p>
      <text:p text:style-name="P32">* 218d577 (origin/master) initial commit</text:p>
      <text:p text:style-name="P32"/>
      <text:p text:style-name="P32">Origin master – stan na serwerze</text:p>
      <text:p text:style-name="P32">master – stan na lokalnym</text:p>
      <text:p text:style-name="P32"/>
      <text:p text:style-name="P32">→<text:span text:style-name="T37"> git push -u origin master – ustawienie domyślnego serwera i branchy. Od teraz będzie można wpisywać jedynie git push i wtedy będzie domyślnie git synchronizował na serwer origin na branch master.</text:span></text:p>
      <text:p text:style-name="P32"/>
      <text:p text:style-name="P33">Edytujemy plik na githubie i chcemy go pobrać :</text:p>
      <text:p text:style-name="P34">a) wchodzimy w plik na githubie, naciskamy edit this file, zmieniamy</text:p>
      <text:p text:style-name="P34">b) każdą zmianę na githubie należy commitować (nadać nazwę itp.) - na dole okienka</text:p>
      <text:p text:style-name="P34">c) commit directly to the master branch. Mamy kolejny commit</text:p>
      <text:p text:style-name="P34">d) git fetch – pobiera zmiany z serwera zdalnego na lokalny (na razie są nadal dwie branche : master i origin/master)</text:p>
      <text:p text:style-name="P34">e) git merge origin/master – wyrównaliśmy zmiany (zmerdżowaliśmy obie branche w jedną. Stan :</text:p>
      <text:p text:style-name="P34"/>
      <text:p text:style-name="P32">* 67f0687 (HEAD -&gt; master, origin/master) Update index.html</text:p>
      <text:p text:style-name="P32">* 8b3a70e Skeleton added to index.html</text:p>
      <text:p text:style-name="P32">* 218d577 initial commit</text:p>
      <text:p text:style-name="P32"/>
      <text:p text:style-name="P34">f) polecenia git fetch i git merge origin/master można zastąpić jedną komendą – git pull</text:p>
      <text:p text:style-name="P34">→<text:span text:style-name="T38"> git pull – pobiera zmiany i merguje branche</text:span></text:p>
      <text:p text:style-name="P34"><text:soft-page-break/>→<text:span text:style-name="T38"> git config --global credential.helper "cache –timeout=3600” - zapisuje nasze dane do konta na githubie na 3600 sekund – nie będziemy musieli się logować przy każdym wrzucaniu i pobieraniu</text:span></text:p>
      <text:p text:style-name="P34"/>
      <text:p text:style-name="P35">PRACA Z SERWERAMI ZDALNYMI – pull</text:p>
      <text:p text:style-name="P36"/>
      <text:p text:style-name="P36">Branche master i origin/master mogą się rozgałęzić. <text:s/>Dzieje się tak jeśli na githubie zmienimy plik, oraz jednocześnie zmienimy ten sam plik na repozytorium lokalnym i scommitujemy oba pliki, </text:p>
      <text:p text:style-name="P37">Na lokalnym – nie widać commitu z githuba</text:p>
      <text:p text:style-name="P37">Na githubie – nie widać zmian z lokalnego</text:p>
      <text:p text:style-name="P37">Gdy teraz wpiszemy git fetch – następuje rozgałęzienie. Aktualny schemat : </text:p>
      <text:p text:style-name="P36"/>
      <text:p text:style-name="P36">* 751dfc6 (HEAD -&gt; master) Hello world added to index.html</text:p>
      <text:p text:style-name="P36">| * e109ffc (origin/master) dodano wykrzykniki in index.html</text:p>
      <text:p text:style-name="P36">|/ <text:s/></text:p>
      <text:p text:style-name="P36">* 5afaf68 hello git added to index.html</text:p>
      <text:p text:style-name="P36">* 67f0687 Update index.html</text:p>
      <text:p text:style-name="P36">* 8b3a70e Skeleton added to index.html</text:p>
      <text:p text:style-name="P36">* 218d577 initial commit</text:p>
      <text:p text:style-name="P36"/>
      <text:p text:style-name="P37">Gdy teraz zrobimy git push – zostanie on odrzucony, bo ‘tip of your current branch is behind” - nie mamy zmian które były na serwerze</text:p>
      <text:p text:style-name="P37"/>
      <text:p text:style-name="P37">Gdy wpiszemy git pull – zostanie odrzucona, ale git jest w stanie zmienić nasze lokalne repozytorium, w tym momencie pobierając branch origin/master do branchy master tworzymy merge. Git status powie że oba pliki index.html zostały zmienione więc należy je otworzyć VSCodem i zaakceptować zmiany, git add, git commit (bez -m bo teraz robimy branch i git nam sam tekst przygotuje). <text:span text:style-name="T39">Commity złączyły się. Akt schemat</text:span></text:p>
      <text:p text:style-name="P37"/>
      <text:p text:style-name="P37">* <text:s text:c="2"/>0ddd26e (HEAD -&gt; master) Merge branch 'master' of https://github.com/maciejlangowski/git-course-4</text:p>
      <text:p text:style-name="P37">|\ <text:s/></text:p>
      <text:p text:style-name="P37">| * e109ffc (origin/master) dodano wykrzykniki in index.html</text:p>
      <text:p text:style-name="P37">* | 751dfc6 Hello world added to index.html</text:p>
      <text:p text:style-name="P37">|/ <text:s/></text:p>
      <text:p text:style-name="P37">* 5afaf68 hello git added to index.html</text:p>
      <text:p text:style-name="P37">* 67f0687 Update index.html</text:p>
      <text:p text:style-name="P37">* 8b3a70e Skeleton added to index.html</text:p>
      <text:p text:style-name="P37">* 218d577 initial commit</text:p>
      <text:p text:style-name="P37"/>
      <text:p text:style-name="P38">Jeśli zmiany pokazały się w githubie należy je wypchnąć (git push) i wtedy obie branche są w tym samym miejscu – aktualny stan.</text:p>
      <text:p text:style-name="P38"/>
      <text:p text:style-name="P38"><text:soft-page-break/>Jeśli w githubie popełnimy błąd w kodzie a jednocześnie zmieniemy cos lokalnie i zrobimy git fetch, to żeby naprawić ten błąd, nadpisujemy na serwerze commit błędny commitem dobrym z lokalnego. Służy do tego :</text:p>
      <text:p text:style-name="P38">→git push -f <text:s/>-siłą wpychamy nasze zmiany na serwer zdalny. <text:span text:style-name="T40">Wtedy zostaje utracony błędny commit z serwera i zostanie zastąpiony prawidłowym z lokalnego repozytorium.</text:span></text:p>
      <text:p text:style-name="P39">STAN :</text:p>
      <text:p text:style-name="P39">* 8119b78 (HEAD -&gt; master, origin/master) added paragrahp into index.html</text:p>
      <text:p text:style-name="P39">* <text:s text:c="2"/>0ddd26e Merge branch 'master' of https://github.com/maciejlangowski/git-course-4</text:p>
      <text:p text:style-name="P39">|\ <text:s/></text:p>
      <text:p text:style-name="P39">| * e109ffc dodano wykrzykniki in index.html</text:p>
      <text:p text:style-name="P39">* | 751dfc6 Hello world added to index.html</text:p>
      <text:p text:style-name="P39">|/ <text:s/></text:p>
      <text:p text:style-name="P39">* 5afaf68 hello git added to index.html</text:p>
      <text:p text:style-name="P39">* 67f0687 Update index.html</text:p>
      <text:p text:style-name="P39">* 8b3a70e Skeleton added to index.</text:p>
      <text:p text:style-name="P39">* 218d577 initial commit</text:p>
      <text:p text:style-name="P39"/>
      <text:p text:style-name="P40">PRACA Z SERWERAMI ZDALNYMI – WIELE BRANCHY</text:p>
      <text:p text:style-name="P40">Patrząc na schemat wyżej : chcemy wrócić do Skeleton added to index i tam stworzyć nowy branch:</text:p>
      <text:p text:style-name="P40"/>
      <text:p text:style-name="P40">a) git checkout HEAD~5 – wracamy 5 commitów <text:s/>w tył</text:p>
      <text:p text:style-name="P40">b) git checkout -b cat – nowa branch cat na którą się od razu przenosimy</text:p>
      <text:p text:style-name="P41"><text:span text:style-name="T41">c) odpalamy code index.html i dodajemy zdjęcie ze strony (polecenie </text:span><text:span text:style-name="T42">&lt;</text:span><text:span text:style-name="T44">img</text:span><text:span text:style-name="T45"> </text:span><text:span text:style-name="T46">src</text:span><text:span text:style-name="T45">=</text:span><text:span text:style-name="T47">"https://placekitten.com/200/300"</text:span><text:span text:style-name="T45"> </text:span><text:span text:style-name="T46">alt</text:span><text:span text:style-name="T45">=</text:span><text:span text:style-name="T47">"Cat"</text:span><text:span text:style-name="T42">&gt;</text:span><text:span text:style-name="T43">)</text:span></text:p>
      <text:p text:style-name="P42">d) możemy dodać jeszcze jedną branch w tym miejscu (git branch skeleton) lecz nie przechodzimy na nią</text:p>
      <text:p text:style-name="P42">e) dodajemy i commitujemy</text:p>
      <text:p text:style-name="P42">f) wysyłąmy na serwer zdalny :</text:p>
      <text:p text:style-name="P42">→ git push –-all – wypycha wszystkie branche na serwer.</text:p>
      <text:p text:style-name="P42">g) możemy teraz w githubie sobie skakać po branchach.</text:p>
      <text:p text:style-name="P42"/>
      <text:p text:style-name="P42">IGNOROWANIE PLIKÓW</text:p>
      <text:p text:style-name="P42">- Gdy nie chcemy udostępniać światu <text:s/>naszych plików</text:p>
      <text:p text:style-name="P42"/>
      <text:p text:style-name="P42">a) na branchy master <text:s/>- tworzymy plik config.txt </text:p>
      <text:p text:style-name="P42">b) tworzymy też plik .gitignore do którego wpisujemy nazwę pliku, który ma być ignorowany</text:p>
      <text:p text:style-name="P42">c) gdy wpiszemy git status teraz to się pojawi pli .gitignore a config.txt już nie</text:p>
      <text:p text:style-name="P42">d) plik .gitignore trzeba zacommitować</text:p>
      <text:p text:style-name="P43">e) jeśli teraz zmienimy plik config.txt – git status pokaze ze nie ma nic do zacommitowania</text:p>
      <text:p text:style-name="P43"/>
      <text:p text:style-name="P43">W przypadku folderu – tworzymy folder configs i wchodzimy:</text:p>
      <text:p text:style-name="P43">a) tworzymy w nim 3 pliki które chcemy zeby były ignorowane</text:p>
      <text:p text:style-name="P43">b) idziemy folder wyżej i git status widzi ze istnieje folder configs z plikami do commitowania</text:p>
      <text:p text:style-name="P43"><text:soft-page-break/>c) chodzimy w plik .gitignore i dodajemy folder configs i zapisujemy i commitujemy. Od teraz beda ignorowane</text:p>
      <text:p text:style-name="P43"/>
      <text:p text:style-name="P43">UWAGA : na stronie gitignore.io wypisane co powinnismy ignorowac w danym systemie operacyjnym i w języku w ktorym piszemy (lub programie np VSCode)</text:p>
      <text:p text:style-name="P43"/>
      <text:p text:style-name="P43">KORZYSTANIE Z GIT-a w VSCode</text:p>
      <text:p text:style-name="P43">a) tworzymy nowy folder git-course-5 i wchodzimy do niego (file→open folder)</text:p>
      <text:p text:style-name="P52">b) wciskamy source control i na górze Initializise repository </text:p>
      <text:p text:style-name="P52">c) tworzymy plik index.html – jest on ze znacznikiem U (untracked)</text:p>
      <text:p text:style-name="P53">d) wchodzimy znów do source control i ten plik jest dostępny w zakładce changes i możemy go dodać do staging area (plusikiem)</text:p>
      <text:p text:style-name="P53">e) na górze wpisujemy message i jeszcze wyżej „ptaszkiem” tworzymy commita</text:p>
      <text:p text:style-name="P53">f) sprawdzamy w terminalu czy się udało</text:p>
      <text:p text:style-name="P54">g) robimy zmiany w index.html i dodajemy hello.html z linkiem</text:p>
      <text:p text:style-name="P54">h) można commitować osobno albo wszystko razem (wszystko z changes się commituje bez przeniesienia do staging area – od razu ptaszkiem)</text:p>
      <text:p text:style-name="P55">f) na dole w rogu po lewej jest commit na którym jesteśmy – możemy nacisnąć i wtedy możemy dodać nową branch albo się checkoutować na inną</text:p>
      <text:p text:style-name="P55">g) można wykonywać pull, push commit amend (nadpisanie) itp. - wszystko w liście …</text:p>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3T21:15:43.310207443</meta:creation-date>
    <dc:date>2020-02-16T10:30:14.179417327</dc:date>
    <meta:editing-duration>PT1H19M4S</meta:editing-duration>
    <meta:editing-cycles>20</meta:editing-cycles>
    <meta:generator>LibreOffice/6.0.7.3$Linux_X86_64 LibreOffice_project/00m0$Build-3</meta:generator>
    <meta:document-statistic meta:table-count="0" meta:image-count="0" meta:object-count="0" meta:page-count="10" meta:paragraph-count="263" meta:word-count="3111" meta:character-count="19796" meta:non-whitespace-character-count="16789"/>
  </office:meta>
</office:document-meta>
</file>